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fo:font-weight="bold" officeooo:rsid="001b8b0f" officeooo:paragraph-rsid="00218aad" style:font-weight-asian="bold" style:font-weight-complex="bold"/>
    </style:style>
    <style:style style:name="P4" style:family="paragraph" style:parent-style-name="Standard">
      <style:text-properties fo:font-weight="bold" officeooo:rsid="001b8b0f" officeooo:paragraph-rsid="00233874" style:font-weight-asian="bold" style:font-weight-complex="bold"/>
    </style:style>
    <style:style style:name="P5" style:family="paragraph" style:parent-style-name="Standard">
      <style:text-properties officeooo:rsid="0016ebaa" officeooo:paragraph-rsid="0016ebaa"/>
    </style:style>
    <style:style style:name="P6" style:family="paragraph" style:parent-style-name="Standard">
      <style:text-properties officeooo:rsid="0016ebaa" officeooo:paragraph-rsid="00218aad"/>
    </style:style>
    <style:style style:name="P7" style:family="paragraph" style:parent-style-name="Standard">
      <style:text-properties officeooo:rsid="001b8b0f" officeooo:paragraph-rsid="001b8b0f"/>
    </style:style>
    <style:style style:name="P8" style:family="paragraph" style:parent-style-name="Standard">
      <style:text-properties officeooo:rsid="001b8b0f" officeooo:paragraph-rsid="001bbe4c"/>
    </style:style>
    <style:style style:name="P9" style:family="paragraph" style:parent-style-name="Standard">
      <style:text-properties fo:font-style="normal" fo:font-weight="normal" officeooo:rsid="001b8b0f" officeooo:paragraph-rsid="001bbe4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33874" officeooo:paragraph-rsid="0023387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70cc9" officeooo:paragraph-rsid="001b8b0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rsid="0012d424" officeooo:paragraph-rsid="00243b83"/>
    </style:style>
    <style:style style:name="P13" style:family="paragraph" style:parent-style-name="Standard">
      <style:text-properties officeooo:rsid="001b8b0f" officeooo:paragraph-rsid="001b8b0f"/>
    </style:style>
    <style:style style:name="P14" style:family="paragraph" style:parent-style-name="Standard">
      <style:text-properties officeooo:rsid="001b8b0f" officeooo:paragraph-rsid="00243b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b8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be4c" style:font-weight-asian="normal" style:font-weight-complex="normal"/>
    </style:style>
    <style:style style:name="T5" style:family="text">
      <style:text-properties fo:font-weight="normal" officeooo:rsid="001d07d7" style:font-weight-asian="normal" style:font-weight-complex="normal"/>
    </style:style>
    <style:style style:name="T6" style:family="text">
      <style:text-properties fo:font-weight="normal" officeooo:rsid="00218aad" style:font-weight-asian="normal" style:font-weight-complex="normal"/>
    </style:style>
    <style:style style:name="T7" style:family="text">
      <style:text-properties fo:font-weight="normal" officeooo:rsid="00233874" style:font-weight-asian="normal" style:font-weight-complex="normal"/>
    </style:style>
    <style:style style:name="T8" style:family="text">
      <style:text-properties fo:font-style="italic" officeooo:rsid="00243b83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45f61"/>
    </style:style>
    <style:style style:name="T11" style:family="text">
      <style:text-properties officeooo:rsid="001a9a95"/>
    </style:style>
    <style:style style:name="T12" style:family="text">
      <style:text-properties officeooo:rsid="001bbe4c"/>
    </style:style>
    <style:style style:name="T13" style:family="text">
      <style:text-properties officeooo:rsid="00218aad"/>
    </style:style>
    <style:style style:name="T14" style:family="text">
      <style:text-properties officeooo:rsid="00233874"/>
    </style:style>
    <style:style style:name="T15" style:family="text">
      <style:text-properties officeooo:rsid="00243b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<text:span text:style-name="T15">DHT</text:span></text:p>
      <text:p text:style-name="P1"/>
      <text:p text:style-name="P12">Es<text:span text:style-name="T10">te módulo gestiona las comunicaciones </text:span><text:span text:style-name="T15">con los dispositivos DHT-11, </text:span><text:span text:style-name="T13">DHT-12, DHT-21, DHT-22 </text:span><text:span text:style-name="T15">y </text:span><text:span text:style-name="T13">AM2301, utilizando un solo pin </text:span><text:span text:style-name="T15">por módulo</text:span><text:span text:style-name="T13">.</text:span></text:p>
      <text:p text:style-name="P1"/>
      <text:p text:style-name="P5">Las propiedades principales <text:span text:style-name="T11">s</text:span>on:</text:p>
      <text:p text:style-name="P5"><text:span text:style-name="T1">Board</text:span>: Instancia de placa a la que pertenece.</text:p>
      <text:p text:style-name="P6"><text:span text:style-name="T1">Pin</text:span>: <text:span text:style-name="T11">Pin utilizado para el módulo, </text:span>se comprueba sólo cuando se intenta activar la instancia correspondiente, mostrando un error si fuera el caso, también se comprueba si el pin está asignado a otra instancia o pertenece a un módulo activo.</text:p>
      <text:p text:style-name="P5"><text:span text:style-name="T2">SensorType</text:span>: <text:span text:style-name="T15">Tipo de sensor (chip).</text:span></text:p>
      <text:p text:style-name="P5"/>
      <text:p text:style-name="P7">Eventos importantes:</text:p>
      <text:p text:style-name="P14"><text:span text:style-name="T1">On</text:span><text:span text:style-name="T2">DHTData</text:span>: informa de los datos solicitados a<text:span text:style-name="T15">l</text:span> dispositivo <text:span text:style-name="T15">mediante </text:span><text:span text:style-name="T2">Attach</text:span>.</text:p>
      <text:p text:style-name="P14"/>
      <text:p text:style-name="P7"><text:span text:style-name="T13">El evento</text:span> <text:span text:style-name="T1">OnEnabled </text:span>se ejecuta después de activar la instancia <text:span text:style-name="T15">y se envía la función </text:span><text:span text:style-name="T8">attach</text:span> y <text:span text:style-name="T1">OnDisabled</text:span> después de desactivar<text:span text:style-name="T13">la</text:span>.</text:p>
      <text:p text:style-name="P14"/>
      <text:p text:style-name="P7"><text:s/></text:p>
      <text:p text:style-name="P7">Las funciones más importantes:</text:p>
      <text:p text:style-name="P7"><text:span text:style-name="T1">Attach</text:span>: <text:span text:style-name="T15">asigna un dispositivo a un pin y/o lee datos del dispositivo.</text:span></text:p>
      <text:p text:style-name="P7"><text:span text:style-name="T1">Detach</text:span>: <text:span text:style-name="T15">libera el pin.</text:span></text:p>
      <text:p text:style-name="P1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3-01-14T19:51:07.678000000</dc:date>
    <meta:editing-duration>PT2H2M5S</meta:editing-duration>
    <meta:editing-cycles>1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3" meta:word-count="131" meta:character-count="836" meta:non-whitespace-character-count="716"/>
  </office:meta>
</office:document-meta>
</file>